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F00000194317E8712F951F0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-Mail Verschlüsselu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@binarybu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2.406cm" svg:height="10.686cm" svg:x="2.194cm" svg:y="7.314cm">
          <draw:image xlink:href="Pictures/100000000000034F00000194317E8712F951F0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9:16:32.206708096</meta:creation-date>
    <meta:editing-duration>PT3H5M59S</meta:editing-duration>
    <meta:editing-cycles>3</meta:editing-cycles>
    <meta:generator>LibreOffice/6.1.3.2$Linux_X86_64 LibreOffice_project/10$Build-2</meta:generator>
    <dc:title>Alizarin</dc:title>
    <dc:date>2018-11-26T15:59:09.887070608</dc:date>
    <meta:document-statistic meta:object-count="46"/>
  </office:meta>
</office:document-meta>
</file>